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 style:font-family-generic="roman" style:font-pitch="variable"/>
    <style:font-face style:name="AppleSystemUIFontBold" svg:font-family="AppleSystemUIFontBold" style:font-family-generic="roman" style:font-pitch="variable"/>
    <style:font-face style:name="AppleSystemUIFontBoldItalic" svg:font-family="AppleSystemUIFontBoldItalic" style:font-family-generic="roman" style:font-pitch="variable"/>
    <style:font-face style:name="AppleSystemUIFontItalic" svg:font-family="AppleSystemUIFont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353535" style:font-name="AppleSystemUIFont" fo:font-size="12pt" fo:font-weight="normal" style:font-size-asian="12pt" style:font-weight-asian="normal"/>
    </style:style>
    <style:style style:name="P2" style:family="paragraph" style:parent-style-name="Standard">
      <style:text-properties fo:color="#353535" style:font-name="AppleSystemUIFont" fo:font-size="12pt" fo:font-style="normal" style:text-underline-style="none" fo:font-weight="normal" style:font-size-asian="12pt" style:font-style-asian="normal" style:font-weight-asian="normal"/>
    </style:style>
    <style:style style:name="P3" style:family="paragraph" style:parent-style-name="Standard">
      <style:text-properties fo:color="#353535" style:font-name="AppleSystemUIFont" fo:font-size="12pt" fo:font-style="normal" style:text-underline-style="none" fo:font-weight="bold" style:font-size-asian="12pt" style:font-style-asian="normal" style:font-weight-asian="bold" style:font-weight-complex="bold"/>
    </style:style>
    <style:style style:name="P4" style:family="paragraph" style:parent-style-name="Standard">
      <style:text-properties fo:color="#353535" style:font-name="AppleSystemUIFontBold" fo:font-size="12pt" fo:font-style="normal" style:text-underline-style="none" fo:font-weight="bold" style:font-size-asian="12pt" style:font-style-asian="normal" style:font-weight-asian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officeooo:paragraph-rsid="001a3e62"/>
    </style:style>
    <style:style style:name="P8" style:family="paragraph" style:parent-style-name="Standard">
      <style:text-properties officeooo:rsid="001d00d4" officeooo:paragraph-rsid="001d00d4"/>
    </style:style>
    <style:style style:name="P9" style:family="paragraph" style:parent-style-name="Standard">
      <style:text-properties officeooo:paragraph-rsid="001d1a78"/>
    </style:style>
    <style:style style:name="P10" style:family="paragraph" style:parent-style-name="Standard">
      <style:text-properties fo:font-weight="bold" fo:background-color="#ffff00" style:font-weight-asian="bold" style:font-weight-complex="bold"/>
    </style:style>
    <style:style style:name="P11" style:family="paragraph" style:parent-style-name="Standard">
      <style:text-properties officeooo:paragraph-rsid="001ea508"/>
    </style:style>
    <style:style style:name="P12" style:family="paragraph" style:parent-style-name="Standard">
      <style:text-properties officeooo:paragraph-rsid="00221272"/>
    </style:style>
    <style:style style:name="P13" style:family="paragraph" style:parent-style-name="Standard">
      <style:text-properties fo:color="#800000" fo:background-color="#ffff00"/>
    </style:style>
    <style:style style:name="P14" style:family="paragraph" style:parent-style-name="Standard">
      <style:text-properties officeooo:paragraph-rsid="002853ff"/>
    </style:style>
    <style:style style:name="P15" style:family="paragraph" style:parent-style-name="Standard">
      <style:text-properties officeooo:paragraph-rsid="002889fe"/>
    </style:style>
    <style:style style:name="T1" style:family="text">
      <style:text-properties fo:color="#353535" style:font-name="AppleSystemUIFontBold" fo:font-size="12pt" fo:font-weight="bold" style:font-size-asian="12pt" style:font-weight-asian="bold"/>
    </style:style>
    <style:style style:name="T2" style:family="text">
      <style:text-properties fo:color="#353535" style:font-name="AppleSystemUIFontBold" fo:font-size="12pt" fo:font-weight="bold" fo:background-color="#ffff00" loext:char-shading-value="0" style:font-size-asian="12pt" style:font-weight-asian="bold"/>
    </style:style>
    <style:style style:name="T3" style:family="text">
      <style:text-properties fo:color="#353535" style:font-name="AppleSystemUIFontBold" fo:font-size="12pt" fo:font-style="normal" style:text-underline-style="none" fo:font-weight="bold" style:font-size-asian="12pt" style:font-style-asian="normal" style:font-weight-asian="bold"/>
    </style:style>
    <style:style style:name="T4" style:family="text">
      <style:text-properties fo:color="#353535" style:font-name="AppleSystemUIFontBold" fo:font-size="12pt" fo:font-style="normal" style:text-underline-style="none" fo:font-weight="bold" fo:background-color="#ffff00" loext:char-shading-value="0" style:font-size-asian="12pt" style:font-style-asian="normal" style:font-weight-asian="bold"/>
    </style:style>
    <style:style style:name="T5" style:family="text">
      <style:text-properties fo:color="#353535" style:font-name="AppleSystemUIFont" fo:font-size="12pt" fo:font-weight="normal" style:font-size-asian="12pt" style:font-weight-asian="normal"/>
    </style:style>
    <style:style style:name="T6" style:family="text">
      <style:text-properties fo:color="#353535" style:font-name="AppleSystemUIFont" fo:font-size="12pt" fo:font-weight="normal" officeooo:rsid="001a3e62" style:font-size-asian="12pt" style:font-weight-asian="normal"/>
    </style:style>
    <style:style style:name="T7" style:family="text">
      <style:text-properties fo:color="#353535" style:font-name="AppleSystemUIFont" fo:font-size="12pt" fo:font-style="normal" fo:font-weight="normal" style:font-size-asian="12pt" style:font-style-asian="normal" style:font-weight-asian="normal"/>
    </style:style>
    <style:style style:name="T8" style:family="text">
      <style:text-properties fo:color="#353535" style:font-name="AppleSystemUIFont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9" style:family="text">
      <style:text-properties fo:color="#353535" style:font-name="AppleSystemUIFont" fo:font-size="12pt" fo:font-style="normal" style:text-underline-style="none" fo:font-weight="normal" style:font-size-asian="12pt" style:font-style-asian="normal" style:font-weight-asian="normal"/>
    </style:style>
    <style:style style:name="T10" style:family="text">
      <style:text-properties fo:color="#353535" style:font-name="AppleSystemUIFont" fo:font-size="12pt" fo:font-style="normal" style:text-underline-style="none" fo:font-weight="normal" officeooo:rsid="00266d39" style:font-size-asian="12pt" style:font-style-asian="normal" style:font-weight-asian="normal"/>
    </style:style>
    <style:style style:name="T11" style:family="text">
      <style:text-properties fo:color="#353535" style:font-name="AppleSystemUIFont" fo:font-size="12pt" fo:font-style="normal" style:text-underline-style="none" fo:font-weight="normal" officeooo:rsid="0028b085" style:font-size-asian="12pt" style:font-style-asian="normal" style:font-weight-asian="normal"/>
    </style:style>
    <style:style style:name="T12" style:family="text">
      <style:text-properties fo:color="#353535" style:font-name="AppleSystemUIFont" fo:font-size="12pt" fo:font-style="normal" style:text-underline-style="none" fo:font-weight="normal" fo:background-color="#ffff00" loext:char-shading-value="0" style:font-size-asian="12pt" style:font-style-asian="normal" style:font-weight-asian="normal"/>
    </style:style>
    <style:style style:name="T13" style:family="text">
      <style:text-properties fo:color="#353535" style:font-name="AppleSystemUIFont" fo:font-size="12pt" fo:font-style="normal" style:text-underline-style="none" fo:font-weight="bold" style:font-size-asian="12pt" style:font-style-asian="normal" style:font-weight-asian="bold" style:font-weight-complex="bold"/>
    </style:style>
    <style:style style:name="T14" style:family="text">
      <style:text-properties fo:color="#353535" style:font-name="AppleSystemUIFont" fo:font-size="12pt" fo:font-style="normal" style:text-underline-style="none" fo:font-weight="bold" fo:background-color="#ffff00" loext:char-shading-value="0" style:font-size-asian="12pt" style:font-style-asian="normal" style:font-weight-asian="bold" style:font-weight-complex="bold"/>
    </style:style>
    <style:style style:name="T15" style:family="text">
      <style:text-properties fo:color="#353535" style:font-name="AppleSystemUIFont" fo:font-size="12pt" fo:font-style="normal" style:text-underline-style="none" style:font-size-asian="12pt" style:font-style-asian="normal"/>
    </style:style>
    <style:style style:name="T16" style:family="text">
      <style:text-properties fo:color="#353535" style:font-name="AppleSystemUIFont" fo:font-size="12pt" fo:font-weight="bold" style:font-size-asian="12pt" style:font-weight-asian="bold" style:font-weight-complex="bold"/>
    </style:style>
    <style:style style:name="T17" style:family="text">
      <style:text-properties fo:color="#353535" style:font-name="AppleSystemUIFont" fo:font-size="12pt" fo:font-weight="bold" fo:background-color="#ffff00" loext:char-shading-value="0" style:font-size-asian="12pt" style:font-weight-asian="bold" style:font-weight-complex="bold"/>
    </style:style>
    <style:style style:name="T18" style:family="text">
      <style:text-properties fo:color="#353535" style:font-name="AppleSystemUIFontBoldItalic" fo:font-size="12pt" fo:font-style="italic" fo:font-weight="bold" style:font-size-asian="12pt" style:font-style-asian="italic" style:font-weight-asian="bold"/>
    </style:style>
    <style:style style:name="T19" style:family="text">
      <style:text-properties fo:color="#353535" style:font-name="AppleSystemUIFontItalic" fo:font-size="12pt" fo:font-style="italic" style:text-underline-style="solid" style:text-underline-width="auto" style:text-underline-color="font-color" fo:font-weight="normal" style:font-size-asian="12pt" style:font-style-asian="italic" style:font-weight-asian="normal"/>
    </style:style>
    <style:style style:name="T20" style:family="text">
      <style:text-properties fo:color="#353535" style:font-name="AppleSystemUIFontItalic" fo:font-size="12pt" fo:font-style="italic" style:text-underline-style="none" fo:font-weight="normal" style:font-size-asian="12pt" style:font-style-asian="italic" style:font-weight-asian="normal"/>
    </style:style>
    <style:style style:name="T21" style:family="text">
      <style:text-properties fo:color="#353535" style:font-name="AppleSystemUIFontItalic" fo:font-size="12pt" fo:font-style="italic" style:text-underline-style="none" fo:font-weight="normal" fo:background-color="#ffff00" loext:char-shading-value="0" style:font-size-asian="12pt" style:font-style-asian="italic" style:font-weight-asian="normal"/>
    </style:style>
    <style:style style:name="T22" style:family="text">
      <style:text-properties fo:color="#800000" style:font-name="AppleSystemUIFont" fo:font-size="12pt" fo:font-style="normal" style:text-underline-style="none" fo:font-weight="normal" style:font-size-asian="12pt" style:font-style-asian="normal" style:font-weight-asian="normal"/>
    </style:style>
    <style:style style:name="T23" style:family="text">
      <style:text-properties fo:color="#800000" style:font-name="AppleSystemUIFont" fo:font-size="12pt" fo:font-style="normal" style:text-underline-style="none" fo:font-weight="normal" fo:background-color="#ffff00" loext:char-shading-value="0" style:font-size-asian="12pt" style:font-style-asian="normal" style:font-weight-asian="normal"/>
    </style:style>
    <style:style style:name="T24" style:family="text">
      <style:text-properties style:font-name="AppleSystemUIFontBold" fo:font-size="12pt" fo:font-style="normal" style:text-underline-style="none" fo:font-weight="bold" style:font-size-asian="12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i </text:span><text:span text:style-name="T2">my name</text:span><text:span text:style-name="T1"> is Blanca</text:span></text:p>
      <text:p text:style-name="Standard"><text:span text:style-name="T1">Great that you are here</text:span></text:p>
      <text:p text:style-name="Standard"><text:span text:style-name="T2">I am RD artist,</text:span><text:span text:style-name="T1"> I am working with...</text:span></text:p>
      <text:p text:style-name="Standard"><text:span text:style-name="T2">Masters</text:span><text:span text:style-name="T1"> in Art &amp; Tech, visual arts</text:span></text:p>
      <text:p text:style-name="P1"/>
      <text:p text:style-name="Standard"><text:span text:style-name="T2">The intersection of Art and Technology</text:span><text:span text:style-name="T5"> has been always of great interest for me. </text:span></text:p>
      <text:p text:style-name="P1"/>
      <text:p text:style-name="Standard"><text:span text:style-name="T5">But </text:span><text:span text:style-name="T2">why coding</text:span><text:span text:style-name="T1"> in the context of the arts?</text:span></text:p>
      <text:p text:style-name="Standard"><text:span text:style-name="T5">-I believe ... allows you to go beyond the use of existing tools and softwares.</text:span></text:p>
      <text:p text:style-name="Standard"><text:span text:style-name="T5">-power of altering what a software or tool can do. </text:span><text:span text:style-name="T6">Create unique visual language</text:span></text:p>
      <text:p text:style-name="P1"/>
      <text:p text:style-name="Standard"><text:span text:style-name="T1">Intro </text:span><text:span text:style-name="T2">students</text:span></text:p>
      <text:p text:style-name="Standard"><text:span text:style-name="T2"/></text:p>
      <text:p text:style-name="P8"><text:span text:style-name="T2">LIZZY</text:span></text:p>
      <text:p text:style-name="P1"/>
      <text:p text:style-name="Standard"><text:span text:style-name="T1">*Artists/artworks that we find inspiring</text:span></text:p>
      <text:p text:style-name="Standard"><text:span text:style-name="T17">1)GOLAN LEVIN </text:span><text:span text:style-name="T5">(American artist)</text:span></text:p>
      <text:p text:style-name="Standard"><text:span text:style-name="T5"><text:s/>-</text:span><text:span text:style-name="T18">Messa di Voce</text:span><text:span text:style-name="T7"> … abstract communication</text:span></text:p>
      <text:p text:style-name="Standard"><text:span text:style-name="T7">- transforms every voice expression into expressive graphics</text:span></text:p>
      <text:p text:style-name="Standard"><text:span text:style-name="T7">-computer vision and speech analysis technologies</text:span></text:p>
      <text:p text:style-name="Standard"><text:span text:style-name="T7"/></text:p>
      <text:p text:style-name="P7"><text:span text:style-name="T18">Ursonography</text:span><text:span text:style-name="T7"> (2005: </text:span><text:span text:style-name="T8">Jaap Blonk</text:span><text:span text:style-name="T9"> and </text:span><text:span text:style-name="T8">Golan Levin</text:span><text:span text:style-name="T9">) </text:span></text:p>
      <text:p text:style-name="P7"><text:span text:style-name="T9">-audiovisual interpretation of dadaist Schwitters’ </text:span><text:span text:style-name="T19">Ursonate</text:span><text:span text:style-name="T9">, </text:span></text:p>
      <text:p text:style-name="P7"><text:span text:style-name="T9">-speech is reduced to its most abstract and musical elements. </text:span></text:p>
      <text:p text:style-name="Standard"><text:span text:style-name="T9">-projected subtitles </text:span></text:p>
      <text:p text:style-name="Standard"><text:span text:style-name="T9">-variety of dynamic typographic transformations </text:span></text:p>
      <text:p text:style-name="Standard"><text:span text:style-name="T9"/></text:p>
      <text:p text:style-name="Standard"><text:span text:style-name="T14">2)GILBERTO ESPARZA</text:span><text:span text:style-name="T12"> </text:span><text:span text:style-name="T9">(Mexican artist)</text:span></text:p>
      <text:p text:style-name="Standard"><text:span text:style-name="T9">Works with sounds art and robotics</text:span></text:p>
      <text:p text:style-name="P9"><text:span text:style-name="T12">Urban parasites </text:span><text:span text:style-name="T9">is a series of new </text:span><text:span text:style-name="T12">forms of life that inhabit in the city</text:span><text:span text:style-name="T9">. </text:span></text:p>
      <text:p text:style-name="P9"><text:span text:style-name="T9">They are build with diverse </text:span><text:span text:style-name="T12">technological trash </text:span><text:span text:style-name="T9">and other materials</text:span></text:p>
      <text:p text:style-name="P4"/>
      <text:p text:style-name="Standard"><text:span text:style-name="T3">Colgado</text:span><text:span text:style-name="T9"> (hanging) is build with recycled pvc tubes</text:span></text:p>
      <text:p text:style-name="Standard"><text:span text:style-name="T4">Diablito</text:span><text:span text:style-name="T9"> (little evil) is </text:span><text:span text:style-name="T12">hanging from the electricity cables</text:span><text:span text:style-name="T9"> is taking the energy and </text:span><text:span text:style-name="T12">saves the sounds</text:span><text:span text:style-name="T9"> from the context to reproduce them randomly according to his emotional states.</text:span></text:p>
      <text:p text:style-name="Standard"><text:span text:style-name="T4">autótrofos inorgánicos</text:span><text:span text:style-name="T9"> are sensitive to the solar light and produce sound according to the variation of light. </text:span></text:p>
      <text:p text:style-name="P2"/>
      <text:p text:style-name="P10"><text:span text:style-name="T15">3)THEO JANSEN (Dutch artist)</text:span></text:p>
      <text:p text:style-name="P11"><text:span text:style-name="T9">makes </text:span><text:span text:style-name="T12">skeletons</text:span><text:span text:style-name="T9"> that are able to </text:span><text:span text:style-name="T12">walk on the wind</text:span><text:span text:style-name="T9">. </text:span></text:p>
      <text:p text:style-name="P11"><text:span text:style-name="T12">Plastic yellow tubes</text:span><text:span text:style-name="T9"> are used as the basic material of this new nature.</text:span></text:p>
      <text:p text:style-name="Standard"><text:span text:style-name="T9">The artist aims to </text:span><text:span text:style-name="T12">leave them out in the nature</text:span><text:span text:style-name="T9"> to see if they are able to survive and live their own lives </text:span></text:p>
      <text:p text:style-name="P3"/>
      <text:p text:style-name="P6"><text:span text:style-name="T13">4)STELARC</text:span><text:span text:style-name="T9"> (Australian artist)</text:span></text:p>
      <text:p text:style-name="Standard"><text:span text:style-name="T9">-performance artist who has </text:span><text:span text:style-name="T12">amplified his body</text:span></text:p>
      <text:p text:style-name="Standard"><text:span text:style-name="T9">-He has used </text:span><text:span text:style-name="T12">medical instruments</text:span><text:span text:style-name="T9">, </text:span><text:span text:style-name="T12">prosthetics</text:span><text:span text:style-name="T9">, </text:span><text:span text:style-name="T12">robotics</text:span><text:span text:style-name="T9">, Virtual Reality systems, the </text:span><text:span text:style-name="T12">Internet</text:span><text:span text:style-name="T9"> and </text:span><text:span text:style-name="T12">biotechnology</text:span><text:span text:style-name="T9"> to engineer intimate and involuntary </text:span><text:span text:style-name="T23">interfaces with the body</text:span></text:p>
      <text:p text:style-name="P2"/>
      <text:p text:style-name="P2"/>
      <text:p text:style-name="P12"><text:soft-page-break/><text:span text:style-name="T12">Third hand</text:span><text:span text:style-name="T9"> / stand for a body of work that explored intimate interface of technology and </text:span><text:span text:style-name="T12">prosthetic augmentation</text:span><text:span text:style-name="T9">- </text:span></text:p>
      <text:p text:style-name="P12"><text:span text:style-name="T12">not as a replacement </text:span><text:span text:style-name="T9">but rather as an </text:span><text:span text:style-name="T12">addition to the body</text:span></text:p>
      <text:p text:style-name="Standard"><text:span text:style-name="T9">A prosthesis </text:span><text:span text:style-name="T12">not as a sign of lack</text:span><text:span text:style-name="T9">, but rather a </text:span><text:span text:style-name="T12">symptom of excess.</text:span></text:p>
      <text:p text:style-name="P2"/>
      <text:p text:style-name="Standard"><text:span text:style-name="T12">Exoskeleton </text:span><text:span text:style-name="T9">/ A six-legged, pneumatically powered walking machine has been constructed for the body.</text:span></text:p>
      <text:p text:style-name="Standard"><text:span text:style-name="T9">Moves fowards, backwards, sideways and turns on the spot. It can also squat and lift by splaying or contracting its legs.</text:span></text:p>
      <text:p text:style-name="P2"/>
      <text:p text:style-name="Standard"><text:span text:style-name="T12">Extra ear </text:span><text:span text:style-name="T9">/ Rather than replacing a missing or malfunctioning part of the body, these interfaces and devices </text:span><text:span text:style-name="T12">augment or amplify the body's form and functions.</text:span></text:p>
      <text:p text:style-name="P2"/>
      <text:p text:style-name="P13"><text:span text:style-name="T24">*Introduction to the Processing software</text:span></text:p>
      <text:p text:style-name="Standard"><text:span text:style-name="T9">We are going to look at programming in the context of the visual arts</text:span></text:p>
      <text:p text:style-name="Standard"><text:span text:style-name="T9">What does it mean to write a software to do the things that we normally can make with the hand?</text:span></text:p>
      <text:p text:style-name="Standard"><text:span text:style-name="T10">Like</text:span><text:span text:style-name="T9"> drawings, animations, images?</text:span></text:p>
      <text:p text:style-name="Standard"><text:span text:style-name="T9">-We will be using a software called processing </text:span></text:p>
      <text:p text:style-name="Standard"><text:span text:style-name="T9">-before we get started with the actual learning to code lets look to some </text:span></text:p>
      <text:p text:style-name="Standard"><text:span text:style-name="T9">-examples of computer programs for the visual arts.</text:span></text:p>
      <text:p text:style-name="Standard"><text:span text:style-name="T9">-There is so many projects made with code that go beyond our imagination, like sculpture, fashion design, arquitecture, performance and so on</text:span></text:p>
      <text:p text:style-name="P2"/>
      <text:p text:style-name="Standard"><text:span text:style-name="T9">Processing is a program created by artists and designers for making visual media to draw, create animation and to build interactive experiences.</text:span></text:p>
      <text:p text:style-name="P2"/>
      <text:p text:style-name="Standard"><text:span text:style-name="T3">Examples Processing:</text:span></text:p>
      <text:p text:style-name="P6"><text:span text:style-name="T9">*CASEY REAS</text:span></text:p>
      <text:p text:style-name="Standard"><text:span text:style-name="T9">The Work is more fundamental — it's a set of instructions that defines a </text:span><text:span text:style-name="T20">System</text:span><text:span text:style-name="T9">. </text:span></text:p>
      <text:p text:style-name="Standard"><text:span text:style-name="T9">*FATHOM - </text:span></text:p>
      <text:p text:style-name="P14"><text:span text:style-name="T12">Dencity</text:span><text:span text:style-name="T21"> maps population </text:span><text:span text:style-name="T20">density using circles of various size and hue. </text:span></text:p>
      <text:p text:style-name="P14"><text:span text:style-name="T20">Larger, darker circles show areas with fewer people, </text:span></text:p>
      <text:p text:style-name="P14"><text:span text:style-name="T20">while smaller, brighter circles highlight crowded cities. </text:span></text:p>
      <text:p text:style-name="P6"><text:span text:style-name="T9">*PATTERNS- The textile room</text:span></text:p>
      <text:p text:style-name="P15"><text:span text:style-name="T12">The Textile Room </text:span><text:span text:style-name="T9">illuminates the possibilities of </text:span><text:span text:style-name="T12">extreme lightweight materials </text:span></text:p>
      <text:p text:style-name="P15"><text:span text:style-name="T9">quasi-rigid and cloth-like space </text:span></text:p>
      <text:p text:style-name="P6"><text:span text:style-name="T9">black carbon fiber tape <text:s/></text:span><text:span text:style-name="T11">and projections</text:span></text:p>
      <text:p text:style-name="P4"/>
      <text:p text:style-name="Standard"><text:span text:style-name="T3">*Tutorial</text:span></text:p>
      <text:p text:style-name="Standard"><text:span text:style-name="T3">*Project 1: draw a self-portrait</text:span></text:p>
      <text:p text:style-name="P2"/>
      <text:p text:style-name="P2"/>
      <text:p text:style-name="P2"/>
      <text:p text:style-name="P2"/>
      <text:p text:style-name="P2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SystemUIFont" svg:font-family="AppleSystemUIFont" style:font-family-generic="roman" style:font-pitch="variable"/>
    <style:font-face style:name="AppleSystemUIFontBold" svg:font-family="AppleSystemUIFontBold" style:font-family-generic="roman" style:font-pitch="variable"/>
    <style:font-face style:name="AppleSystemUIFontBoldItalic" svg:font-family="AppleSystemUIFontBoldItalic" style:font-family-generic="roman" style:font-pitch="variable"/>
    <style:font-face style:name="AppleSystemUIFontItalic" svg:font-family="AppleSystemUIFontItalic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3:20:02.866813000</meta:creation-date>
    <dc:date>2017-03-20T16:38:06.607800000</dc:date>
    <meta:editing-duration>PT17H17M59S</meta:editing-duration>
    <meta:editing-cycles>25</meta:editing-cycles>
    <meta:generator>LibreOffice/4.4.0.3$MacOSX_X86_64 LibreOffice_project/de093506bcdc5fafd9023ee680b8c60e3e0645d7</meta:generator>
    <meta:document-statistic meta:table-count="0" meta:image-count="0" meta:object-count="0" meta:page-count="2" meta:paragraph-count="62" meta:word-count="609" meta:character-count="3773" meta:non-whitespace-character-count="3203"/>
  </office:meta>
</office:document-meta>
</file>